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2"/>1<text:s text:c="2"/></text:h>
      <text:h text:style-name="Default"><text:s text:c="2"/>2<text:s text:c="2"/><text:s text:c="1"/><text:span text:style-name="style9">#define LENSTR 25 </text:span><text:span text:style-name="style23">/* CANTIDAD DE CARACTERES ESPERADOS */</text:span></text:h>
      <text:h text:style-name="Default"><text:s text:c="2"/>3<text:s text:c="2"/><text:s text:c="1"/><text:span text:style-name="style9">#define MAXSALARY 1000000 </text:span><text:span text:style-name="style23">/* SALARIO MAXIMO DE EMPLEADOS */</text:span></text:h>
      <text:h text:style-name="Default"><text:s text:c="2"/>4<text:s text:c="2"/><text:s text:c="1"/><text:span text:style-name="style9">#define MINSALARY 1 </text:span><text:span text:style-name="style23">/* SALARIO MINIMO DE EMPLEADOS */</text:span></text:h>
      <text:h text:style-name="Default"><text:s text:c="2"/>5<text:s text:c="2"/></text:h>
      <text:h text:style-name="Default"><text:s text:c="2"/>6<text:s text:c="2"/><text:span text:style-name="style5">typedef struct</text:span></text:h>
      <text:h text:style-name="Default"><text:s text:c="2"/>7<text:s text:c="2"/><text:span text:style-name="style10">{</text:span></text:h>
      <text:h text:style-name="Default"><text:s text:c="2"/>8<text:s text:c="2"/><text:s text:c="4"/><text:span text:style-name="style5">int </text:span><text:span text:style-name="style11">id</text:span><text:span text:style-name="style10">;</text:span></text:h>
      <text:h text:style-name="Default"><text:s text:c="2"/>9<text:s text:c="2"/><text:s text:c="4"/><text:span text:style-name="style5">char </text:span><text:span text:style-name="style11">name</text:span><text:span text:style-name="style10">[</text:span><text:span text:style-name="style11">LENSTR</text:span><text:span text:style-name="style10">];</text:span></text:h>
      <text:h text:style-name="Default"><text:s text:c="1"/>10<text:s text:c="2"/><text:s text:c="4"/><text:span text:style-name="style5">char </text:span><text:span text:style-name="style11">lastName</text:span><text:span text:style-name="style10">[</text:span><text:span text:style-name="style11">LENSTR</text:span><text:span text:style-name="style10">];</text:span></text:h>
      <text:h text:style-name="Default"><text:s text:c="1"/>11<text:s text:c="2"/><text:s text:c="4"/><text:span text:style-name="style5">float </text:span><text:span text:style-name="style11">salary</text:span><text:span text:style-name="style10">;</text:span></text:h>
      <text:h text:style-name="Default"><text:s text:c="1"/>12<text:s text:c="2"/><text:s text:c="4"/><text:span text:style-name="style5">char </text:span><text:span text:style-name="style11">sector</text:span><text:span text:style-name="style10">[</text:span><text:span text:style-name="style11">LENSTR</text:span><text:span text:style-name="style10">];</text:span></text:h>
      <text:h text:style-name="Default"><text:s text:c="1"/>13<text:s text:c="2"/><text:s text:c="4"/><text:span text:style-name="style5">int </text:span><text:span text:style-name="style11">isEmpty</text:span><text:span text:style-name="style10">;</text:span></text:h>
      <text:h text:style-name="Default"><text:s text:c="1"/>14<text:s text:c="2"/><text:span text:style-name="style10">}</text:span><text:span text:style-name="style11">employees</text:span><text:span text:style-name="style10">;</text:span></text:h>
      <text:h text:style-name="Default"><text:s text:c="1"/>15<text:s text:c="2"/></text:h>
      <text:h text:style-name="Default"><text:s text:c="1"/>16<text:s text:c="2"/></text:h>
      <text:h text:style-name="Default"><text:s text:c="1"/>17<text:s text:c="2"/><text:span text:style-name="style1">/* PROTOTIPOS DE FUNCIONES*/</text:span></text:h>
      <text:h text:style-name="Default"><text:s text:c="1"/>18<text:s text:c="2"/></text:h>
      <text:h text:style-name="Default"><text:s text:c="1"/>19<text:s text:c="2"/><text:span text:style-name="style3">/** </text:span><text:span text:style-name="style17">\brief </text:span><text:span text:style-name="style3">MUESTRA MENU DE OPCIONES PRINCIPAL DEL SISTEMA DE ABM DE EMPLEADOS</text:span></text:h>
      <text:h text:style-name="Default"><text:s text:c="1"/>20<text:s text:c="2"/><text:s text:c="1"/><text:span text:style-name="style3">*</text:span></text:h>
      <text:h text:style-name="Default"><text:s text:c="1"/>21<text:s text:c="2"/><text:s text:c="1"/><text:span text:style-name="style3">* </text:span><text:span text:style-name="style17">\param </text:span><text:span text:style-name="style3">void No requiere el pasaje de valores dado su fin de imprimir mensajes.</text:span></text:h>
      <text:h text:style-name="Default"><text:s text:c="1"/>22<text:s text:c="2"/><text:s text:c="1"/><text:span text:style-name="style3">* </text:span><text:span text:style-name="style17">\return </text:span><text:span text:style-name="style3">Retorna un entero el cual resuelve la opcion del menu que el usuario selecciono en el switch del main.</text:span></text:h>
      <text:h text:style-name="Default"><text:s text:c="1"/>23<text:s text:c="2"/><text:s text:c="1"/><text:span text:style-name="style3">*</text:span></text:h>
      <text:h text:style-name="Default"><text:s text:c="1"/>24<text:s text:c="2"/><text:s text:c="1"/><text:span text:style-name="style3">*/</text:span></text:h>
      <text:h text:style-name="Default"><text:s text:c="1"/>25<text:s text:c="2"/><text:span text:style-name="style5">int </text:span><text:span text:style-name="style11">menu</text:span><text:span text:style-name="style10">(</text:span><text:span text:style-name="style5">void</text:span><text:span text:style-name="style10">);</text:span></text:h>
      <text:h text:style-name="Default"><text:s text:c="1"/>26<text:s text:c="2"/></text:h>
      <text:h text:style-name="Default"><text:s text:c="1"/>27<text:s text:c="2"/><text:span text:style-name="style3">/** </text:span><text:span text:style-name="style17">\brief </text:span><text:span text:style-name="style3">INICIALIZA LOS EMPLEADOS CON VALOR 1 (DISPONIBLE)</text:span></text:h>
      <text:h text:style-name="Default"><text:s text:c="1"/>28<text:s text:c="2"/><text:s text:c="1"/><text:span text:style-name="style3">*</text:span></text:h>
      <text:h text:style-name="Default"><text:s text:c="1"/>29<text:s text:c="2"/><text:s text:c="1"/><text:span text:style-name="style3">* </text:span><text:span text:style-name="style17">\param </text:span><text:span text:style-name="style3">employes[] employees<text:s text:c="2"/>Recibe el vector de empleados a fin de recorrerlo y realizar la asignacion de valores</text:span></text:h>
      <text:h text:style-name="Default"><text:s text:c="1"/>30<text:s text:c="2"/><text:s text:c="1"/><text:span text:style-name="style3">* </text:span><text:span text:style-name="style17">\param </text:span><text:span text:style-name="style3">TAM int recibe el tamaño del vector de empleados como dato necesario para recorrerlo en su totalidad</text:span></text:h>
      <text:h text:style-name="Default"><text:s text:c="1"/>31<text:s text:c="2"/><text:s text:c="1"/><text:span text:style-name="style3">* </text:span><text:span text:style-name="style17">\return </text:span><text:span text:style-name="style3">void Retorna (-1) hubo algun error o (0) si esta ok.</text:span></text:h>
      <text:h text:style-name="Default"><text:s text:c="1"/>32<text:s text:c="2"/><text:s text:c="1"/><text:span text:style-name="style3">*</text:span></text:h>
      <text:h text:style-name="Default"><text:s text:c="1"/>33<text:s text:c="2"/><text:s text:c="1"/><text:span text:style-name="style3">*/</text:span></text:h>
      <text:h text:style-name="Default"><text:s text:c="1"/>34<text:s text:c="2"/><text:span text:style-name="style5">void </text:span><text:span text:style-name="style11">initemployes</text:span><text:span text:style-name="style10">(</text:span><text:span text:style-name="style11">employees employes</text:span><text:span text:style-name="style10">[], </text:span><text:span text:style-name="style5">int </text:span><text:span text:style-name="style11">TAM</text:span><text:span text:style-name="style10">);</text:span></text:h>
      <text:h text:style-name="Default"><text:s text:c="1"/>35<text:s text:c="2"/></text:h>
      <text:h text:style-name="Default"><text:s text:c="1"/>36<text:s text:c="2"/><text:span text:style-name="style3">/** </text:span><text:span text:style-name="style17">\brief </text:span><text:span text:style-name="style3">BUSCA LUGAR DISPONIBLE EN VECTOR DE EMPLEADOS</text:span></text:h>
      <text:h text:style-name="Default"><text:s text:c="1"/>37<text:s text:c="2"/><text:s text:c="1"/><text:span text:style-name="style3">*</text:span></text:h>
      <text:h text:style-name="Default"><text:s text:c="1"/>38<text:s text:c="2"/><text:s text:c="1"/><text:span text:style-name="style3">* </text:span><text:span text:style-name="style17">\param </text:span><text:span text:style-name="style3">employes[] employees Recibe el vector de empleados a fin de recorrerlo</text:span></text:h>
      <text:h text:style-name="Default"><text:s text:c="1"/>39<text:s text:c="2"/><text:s text:c="1"/><text:span text:style-name="style3">* </text:span><text:span text:style-name="style17">\param </text:span><text:span text:style-name="style3">TAM int recibe el tamaño del vector de empleados como dato necesario para recorrerlo en su totalidad</text:span></text:h>
      <text:h text:style-name="Default"><text:s text:c="1"/>40<text:s text:c="2"/><text:s text:c="1"/><text:span text:style-name="style3">* </text:span><text:span text:style-name="style17">\return </text:span><text:span text:style-name="style3">int Devuelve (-1) no encuentra lugar, o el indice del vector donde se encuentra un espacio disponible.</text:span></text:h>
      <text:h text:style-name="Default"><text:s text:c="1"/>41<text:s text:c="2"/><text:s text:c="1"/><text:span text:style-name="style3">*</text:span></text:h>
      <text:h text:style-name="Default"><text:s text:c="1"/>42<text:s text:c="2"/><text:s text:c="1"/><text:span text:style-name="style3">*/</text:span></text:h>
      <text:h text:style-name="Default"><text:s text:c="1"/>43<text:s text:c="2"/><text:span text:style-name="style5">int </text:span><text:span text:style-name="style11">searchFree</text:span><text:span text:style-name="style10">(</text:span><text:span text:style-name="style11">employees employes</text:span><text:span text:style-name="style10">[], </text:span><text:span text:style-name="style5">int </text:span><text:span text:style-name="style11">TAM</text:span><text:span text:style-name="style10">);</text:span></text:h>
      <text:h text:style-name="Default"><text:s text:c="1"/>44<text:s text:c="2"/><text:span text:style-name="style3">/** </text:span><text:span text:style-name="style17">\brief </text:span><text:span text:style-name="style3">AGREGA EMPLEADOS AL SISTEMA</text:span></text:h>
      <text:h text:style-name="Default"><text:s text:c="1"/>45<text:s text:c="2"/><text:s text:c="1"/><text:span text:style-name="style3">*</text:span></text:h>
      <text:h text:style-name="Default"><text:s text:c="1"/>46<text:s text:c="2"/><text:s text:c="1"/><text:span text:style-name="style3">* </text:span><text:span text:style-name="style17">\param </text:span><text:span text:style-name="style3">employes employees* Recibe la posicion de memoria del vector de empleados a fin de asignar valores sobre el</text:span></text:h>
      <text:h text:style-name="Default"><text:s text:c="1"/>47<text:s text:c="2"/><text:s text:c="1"/><text:span text:style-name="style3">* </text:span><text:span text:style-name="style17">\param </text:span><text:span text:style-name="style3">TAM int Recibe el tamaño del vector de empleados como dato necesario para recorrerlo en su totalidad</text:span></text:h>
      <text:h text:style-name="Default"><text:s text:c="1"/>48<text:s text:c="2"/><text:s text:c="1"/><text:span text:style-name="style3">* </text:span><text:span text:style-name="style17">\param </text:span><text:span text:style-name="style3">id int Recibe el id del empleado generado automaticamente en forma secuencial</text:span></text:h>
      <text:h text:style-name="Default"><text:s text:c="1"/>49<text:s text:c="2"/><text:s text:c="1"/><text:span text:style-name="style3">* </text:span><text:span text:style-name="style17">\param </text:span><text:span text:style-name="style3">name[] char recibe el nombre del empleado a ingresar generado en la funcion dataEntry()</text:span></text:h>
      <text:h text:style-name="Default"><text:s text:c="1"/>50<text:s text:c="2"/><text:s text:c="1"/><text:span text:style-name="style3">* </text:span><text:span text:style-name="style17">\param </text:span><text:span text:style-name="style3">lastName[] char recibe el apellido del empleado a ingresar generado en la funcion dataEntry()</text:span></text:h>
      <text:h text:style-name="Default"><text:s text:c="1"/>51<text:s text:c="2"/><text:s text:c="1"/><text:span text:style-name="style3">* </text:span><text:span text:style-name="style17">\param </text:span><text:span text:style-name="style3">salary float recibe el salario del empleado a ingresar generado en la funcion dataEntry()</text:span></text:h>
      <text:h text:style-name="Default"><text:s text:c="1"/>52<text:s text:c="2"/><text:s text:c="1"/><text:span text:style-name="style3">* </text:span><text:span text:style-name="style17">\param </text:span><text:span text:style-name="style3">sector[] int recibe el sector del empleado a ingresar generado en la funcion dataEntry()</text:span></text:h>
      <text:h text:style-name="Default"><text:s text:c="1"/>53<text:s text:c="2"/><text:s text:c="1"/><text:span text:style-name="style3">* </text:span><text:span text:style-name="style17">\return </text:span><text:span text:style-name="style3">int retorna (1) si fue una carga exitosa,(0) si hubo un error.</text:span></text:h>
      <text:h text:style-name="Default"><text:s text:c="1"/>54<text:s text:c="2"/><text:s text:c="1"/><text:span text:style-name="style3">*</text:span></text:h>
      <text:h text:style-name="Default"><text:s text:c="1"/>55<text:s text:c="2"/><text:s text:c="1"/><text:span text:style-name="style3">*/</text:span></text:h>
      <text:h text:style-name="Default"><text:s text:c="1"/>56<text:s text:c="2"/><text:span text:style-name="style5">int </text:span><text:span text:style-name="style11">addemployes</text:span><text:span text:style-name="style10">(</text:span><text:span text:style-name="style11">employees </text:span><text:span text:style-name="style10">*</text:span><text:span text:style-name="style11">employes</text:span><text:span text:style-name="style10">, </text:span><text:span text:style-name="style5">int </text:span><text:span text:style-name="style11">TAM</text:span><text:span text:style-name="style10">,</text:span><text:span text:style-name="style5">int </text:span><text:span text:style-name="style11">id</text:span><text:span text:style-name="style10">, </text:span><text:span text:style-name="style5">char </text:span><text:span text:style-name="style11">name</text:span><text:span text:style-name="style10">[],</text:span><text:span text:style-name="style5">char </text:span><text:span text:style-name="style11">lastName</text:span><text:span text:style-name="style10">[],</text:span><text:span text:style-name="style5">float </text:span><text:span text:style-name="style11">salary</text:span><text:span text:style-name="style10">,</text:span><text:span text:style-name="style5">int </text:span><text:span text:style-name="style11">sector</text:span><text:span text:style-name="style10">[]);</text:span></text:h>
      <text:h text:style-name="Default"><text:s text:c="1"/>57<text:s text:c="2"/><text:span text:style-name="style3">/** </text:span><text:span text:style-name="style17">\brief </text:span><text:span text:style-name="style3">RECIBE LOS DATOS DEL NUEVO EMPLEADO</text:span></text:h>
      <text:h text:style-name="Default"><text:s text:c="1"/>58<text:s text:c="2"/><text:s text:c="1"/><text:span text:style-name="style3">*</text:span></text:h>
      <text:h text:style-name="Default"><text:s text:c="1"/>59<text:s text:c="2"/><text:s text:c="1"/><text:span text:style-name="style3">* </text:span><text:span text:style-name="style17">\param </text:span><text:span text:style-name="style3">employes[] employees<text:s text:c="2"/>Recibe el vector de empleados a fin de recorrerlo</text:span></text:h>
      <text:h text:style-name="Default"><text:s text:c="1"/>60<text:s text:c="2"/><text:s text:c="1"/><text:span text:style-name="style3">* </text:span><text:span text:style-name="style17">\param </text:span><text:span text:style-name="style3">tam int<text:s text:c="3"/>Recibe el tamaño del vector de empleados como dato necesario para recorrerlo en su totalidad</text:span></text:h>
      <text:h text:style-name="Default"><text:s text:c="1"/>61<text:s text:c="2"/><text:s text:c="1"/><text:span text:style-name="style3">* </text:span><text:span text:style-name="style17">\param </text:span><text:span text:style-name="style3">lastId int Recibe el valor que le corresponde de ID al usuario proximo a cargar.</text:span></text:h>
      <text:h text:style-name="Default"><text:s text:c="1"/>62<text:s text:c="2"/><text:s text:c="1"/><text:span text:style-name="style3">* </text:span><text:span text:style-name="style17">\return </text:span><text:span text:style-name="style3">int Devuelve (1) si la carga de datos llego al final de la funcion,(0) si falla.</text:span></text:h>
      <text:h text:style-name="Default"><text:s text:c="1"/>63<text:s text:c="2"/><text:s text:c="1"/><text:span text:style-name="style3">*</text:span></text:h>
      <text:h text:style-name="Default"><text:s text:c="1"/>64<text:s text:c="2"/><text:s text:c="1"/><text:span text:style-name="style3">*/</text:span></text:h>
      <text:h text:style-name="Default"><text:s text:c="1"/>65<text:s text:c="2"/><text:span text:style-name="style5">int </text:span><text:span text:style-name="style11">dataEntry</text:span><text:span text:style-name="style10">(</text:span><text:span text:style-name="style11">employees employes</text:span><text:span text:style-name="style10">[],</text:span><text:span text:style-name="style5">int </text:span><text:span text:style-name="style11">tam</text:span><text:span text:style-name="style10">,</text:span><text:span text:style-name="style5">int </text:span><text:span text:style-name="style11">lastId</text:span><text:span text:style-name="style10">);</text:span></text:h>
      <text:h text:style-name="Default"><text:s text:c="1"/>66<text:s text:c="2"/><text:span text:style-name="style3">/** </text:span><text:span text:style-name="style17">\brief<text:s text:c="2"/></text:span><text:span text:style-name="style3">MUESTRA LOS DATOS DE UN EMPLEADO</text:span></text:h>
      <text:h text:style-name="Default"><text:s text:c="1"/>67<text:s text:c="2"/><text:s text:c="1"/><text:span text:style-name="style3">*</text:span></text:h>
      <text:h text:style-name="Default"><text:s text:c="1"/>68<text:s text:c="2"/><text:s text:c="1"/><text:span text:style-name="style3">* </text:span><text:span text:style-name="style17">\param </text:span><text:span text:style-name="style3">x employees Recibe el una posicion del vector de empleados</text:span></text:h>
      <text:h text:style-name="Default"><text:s text:c="1"/>69<text:s text:c="2"/><text:s text:c="1"/><text:span text:style-name="style3">* </text:span><text:span text:style-name="style17">\return </text:span><text:span text:style-name="style3">void No retorna ningun valor, su finalidad es imprimir el mensaje</text:span></text:h>
      <text:h text:style-name="Default"><text:s text:c="1"/>70<text:s text:c="2"/><text:s text:c="1"/><text:span text:style-name="style3">*</text:span></text:h>
      <text:h text:style-name="Default"><text:s text:c="1"/>71<text:s text:c="2"/><text:s text:c="1"/><text:span text:style-name="style3">*/</text:span></text:h>
      <text:h text:style-name="Default"><text:s text:c="1"/>72<text:s text:c="2"/><text:span text:style-name="style5">void </text:span><text:span text:style-name="style11">printEmploye</text:span><text:span text:style-name="style10">(</text:span><text:span text:style-name="style11">employees x</text:span><text:span text:style-name="style10">);</text:span></text:h>
      <text:h text:style-name="Default"><text:s text:c="1"/>73<text:s text:c="2"/><text:span text:style-name="style3">/** </text:span><text:span text:style-name="style17">\brief </text:span><text:span text:style-name="style3">MUESTRA TODOS LOS EMPLEADOS ACTIVOS</text:span></text:h>
      <text:h text:style-name="Default"><text:s text:c="1"/>74<text:s text:c="2"/><text:s text:c="1"/><text:span text:style-name="style3">*</text:span></text:h>
      <text:h text:style-name="Default"><text:s text:c="1"/>75<text:s text:c="2"/><text:s text:c="1"/><text:span text:style-name="style3">* </text:span><text:span text:style-name="style17">\param </text:span><text:span text:style-name="style3">employes[] employees ecibe el vector de empleados a fin de recorrerlo</text:span></text:h>
      <text:h text:style-name="Default"><text:s text:c="1"/>76<text:s text:c="2"/><text:s text:c="1"/><text:span text:style-name="style3">* </text:span><text:span text:style-name="style17">\param </text:span><text:span text:style-name="style3">TAM int Recibe el tamaño del vector de empleados como dato necesario para recorrerlo en su totalidad</text:span></text:h>
      <text:h text:style-name="Default"><text:s text:c="1"/>77<text:s text:c="2"/><text:s text:c="1"/><text:span text:style-name="style3">* </text:span><text:span text:style-name="style17">\return </text:span><text:span text:style-name="style3">void No retorna ningun valor, su finalidad es imprimir el mensaje</text:span></text:h>
      <text:h text:style-name="Default"><text:s text:c="1"/>78<text:s text:c="2"/><text:s text:c="1"/><text:span text:style-name="style3">*</text:span></text:h>
      <text:h text:style-name="Default"><text:s text:c="1"/>79<text:s text:c="2"/><text:s text:c="1"/><text:span text:style-name="style3">*/</text:span></text:h>
      <text:h text:style-name="Default"><text:s text:c="1"/>80<text:s text:c="2"/><text:span text:style-name="style5">void </text:span><text:span text:style-name="style11">printEmployes</text:span><text:span text:style-name="style10">(</text:span><text:span text:style-name="style11">employees employes</text:span><text:span text:style-name="style10">[],</text:span><text:span text:style-name="style5">int </text:span><text:span text:style-name="style11">TAM</text:span><text:span text:style-name="style10">);</text:span></text:h>
      <text:h text:style-name="Default"><text:s text:c="1"/>81<text:s text:c="2"/><text:span text:style-name="style3">/** </text:span><text:span text:style-name="style17">\brief </text:span><text:span text:style-name="style3">GENERA BAJA LOGICA DE UN EMPLEADO EN EL SISTEMA</text:span></text:h>
      <text:h text:style-name="Default"><text:s text:c="1"/>82<text:s text:c="2"/><text:s text:c="1"/><text:span text:style-name="style3">*</text:span></text:h>
      <text:h text:style-name="Default"><text:s text:c="1"/>83<text:s text:c="2"/><text:s text:c="1"/><text:span text:style-name="style3">* </text:span><text:span text:style-name="style17">\param </text:span><text:span text:style-name="style3">employes employees* Recibe la posicion de memoria del vector de empleados a fin de asignar valores sobre el</text:span></text:h>
      <text:h text:style-name="Default"><text:s text:c="1"/>84<text:s text:c="2"/><text:s text:c="1"/><text:span text:style-name="style3">* </text:span><text:span text:style-name="style17">\param </text:span><text:span text:style-name="style3">tam int Recibe el tamaño del vector de empleados como dato necesario para recorrerlo en su totalidad</text:span></text:h>
      <text:h text:style-name="Default"><text:s text:c="1"/>85<text:s text:c="2"/><text:s text:c="1"/><text:span text:style-name="style3">* </text:span><text:span text:style-name="style17">\param </text:span><text:span text:style-name="style3">id int Recibe el ID del empleado a buscar para luego aplicar la baja logica.</text:span></text:h>
      <text:h text:style-name="Default"><text:s text:c="1"/>86<text:s text:c="2"/><text:s text:c="1"/><text:span text:style-name="style3">* </text:span><text:span text:style-name="style17">\return </text:span><text:span text:style-name="style3">int Devuelve (0) si esta ok la baja, (-1) si hubo algun error.</text:span></text:h>
      <text:h text:style-name="Default"><text:s text:c="1"/>87<text:s text:c="2"/><text:s text:c="1"/><text:span text:style-name="style3">*</text:span></text:h>
      <text:h text:style-name="Default"><text:s text:c="1"/>88<text:s text:c="2"/><text:s text:c="1"/><text:span text:style-name="style3">*/</text:span></text:h>
      <text:h text:style-name="Default"><text:s text:c="1"/>89<text:s text:c="2"/><text:span text:style-name="style5">int </text:span><text:span text:style-name="style11">removeEmployee</text:span><text:span text:style-name="style10">(</text:span><text:span text:style-name="style11">employees </text:span><text:span text:style-name="style10">*</text:span><text:span text:style-name="style11">employes</text:span><text:span text:style-name="style10">, </text:span><text:span text:style-name="style5">int </text:span><text:span text:style-name="style11">tam</text:span><text:span text:style-name="style10">, </text:span><text:span text:style-name="style5">int </text:span><text:span text:style-name="style11">id</text:span><text:span text:style-name="style10">);</text:span></text:h>
      <text:h text:style-name="Default"><text:s text:c="1"/>90<text:s text:c="2"/><text:span text:style-name="style3">/** </text:span><text:span text:style-name="style17">\brief </text:span><text:span text:style-name="style3">BUSCA UN EMPLEADO POR ID</text:span></text:h>
      <text:h text:style-name="Default"><text:s text:c="1"/>91<text:s text:c="2"/><text:s text:c="1"/><text:span text:style-name="style3">*</text:span></text:h>
      <text:h text:style-name="Default"><text:s text:c="1"/>92<text:s text:c="2"/><text:s text:c="2"/><text:span text:style-name="style3">* </text:span><text:span text:style-name="style17">\param </text:span><text:span text:style-name="style3">employes employees* Recibe la posicion de memoria del vector de empleados a fin de asignar valores sobre el</text:span></text:h>
      <text:h text:style-name="Default"><text:s text:c="1"/>93<text:s text:c="2"/><text:s text:c="1"/><text:span text:style-name="style3">* </text:span><text:span text:style-name="style17">\param </text:span><text:span text:style-name="style3">len int Recibe el tamaño del vector de empleados como dato necesario para recorrerlo en su totalidad</text:span></text:h>
      <text:h text:style-name="Default"><text:s text:c="1"/>94<text:s text:c="2"/><text:s text:c="1"/><text:span text:style-name="style3">* </text:span><text:span text:style-name="style17">\param </text:span><text:span text:style-name="style3">id int Recibe el ID del empleado a buscar.</text:span></text:h>
      <text:h text:style-name="Default"><text:s text:c="1"/>95<text:s text:c="2"/><text:s text:c="1"/><text:span text:style-name="style3">* </text:span><text:span text:style-name="style17">\return </text:span><text:span text:style-name="style3">int retorna (-1) si hubo algun error o la posicion del vector si lo encuentra.</text:span></text:h>
      <text:h text:style-name="Default"><text:s text:c="1"/>96<text:s text:c="2"/><text:s text:c="1"/><text:span text:style-name="style3">*</text:span></text:h>
      <text:h text:style-name="Default"><text:s text:c="1"/>97<text:s text:c="2"/><text:s text:c="1"/><text:span text:style-name="style3">*/</text:span></text:h>
      <text:h text:style-name="Default"><text:s text:c="1"/>98<text:s text:c="2"/><text:span text:style-name="style5">int </text:span><text:span text:style-name="style11">findEmployeeById</text:span><text:span text:style-name="style10">(</text:span><text:span text:style-name="style11">employees</text:span><text:span text:style-name="style10">* </text:span><text:span text:style-name="style11">employes</text:span><text:span text:style-name="style10">, </text:span><text:span text:style-name="style5">int </text:span><text:span text:style-name="style11">len</text:span><text:span text:style-name="style10">,</text:span><text:span text:style-name="style5">int </text:span><text:span text:style-name="style11">id</text:span><text:span text:style-name="style10">);</text:span></text:h>
      <text:h text:style-name="Default"><text:s text:c="1"/>99<text:s text:c="2"/><text:span text:style-name="style3">/** </text:span><text:span text:style-name="style17">\brief </text:span><text:span text:style-name="style3">ORDENA EL LISTADO DE EMPLEADOS</text:span></text:h>
      <text:h text:style-name="Default">100<text:s text:c="2"/><text:s text:c="1"/><text:span text:style-name="style3">*</text:span></text:h>
      <text:h text:style-name="Default">101<text:s text:c="2"/><text:s text:c="1"/><text:span text:style-name="style3">* </text:span><text:span text:style-name="style17">\param </text:span><text:span text:style-name="style3">employes employees*<text:s text:c="2"/>Recibe la posicion de memoria del vector de empleados a fin de asignar valores sobre el</text:span></text:h>
      <text:h text:style-name="Default">102<text:s text:c="2"/><text:s text:c="1"/><text:span text:style-name="style3">* </text:span><text:span text:style-name="style17">\param </text:span><text:span text:style-name="style3">tam int<text:s text:c="2"/>Recibe el tamaño del vector de empleados como dato necesario para recorrerlo en su totalidad</text:span></text:h>
      <text:h text:style-name="Default">103<text:s text:c="2"/><text:s text:c="1"/><text:span text:style-name="style3">* </text:span><text:span text:style-name="style17">\param </text:span><text:span text:style-name="style3">order int Recibe el 1 para ordenar en forma descendente y 0 en forma ascendente</text:span></text:h>
      <text:h text:style-name="Default">104<text:s text:c="2"/><text:s text:c="1"/><text:span text:style-name="style3">* </text:span><text:span text:style-name="style17">\return </text:span><text:span text:style-name="style3">int Retorna 0<text:s text:c="2"/>si llega al final del codigo y 1 si falla.</text:span></text:h>
      <text:h text:style-name="Default">105<text:s text:c="2"/><text:s text:c="1"/><text:span text:style-name="style3">*</text:span></text:h>
      <text:h text:style-name="Default">106<text:s text:c="2"/><text:s text:c="1"/><text:span text:style-name="style3">*/</text:span></text:h>
      <text:h text:style-name="Default">107<text:s text:c="2"/><text:span text:style-name="style5">int </text:span><text:span text:style-name="style11">sortEmployees</text:span><text:span text:style-name="style10">(</text:span><text:span text:style-name="style11">employees</text:span><text:span text:style-name="style10">* </text:span><text:span text:style-name="style11">employes</text:span><text:span text:style-name="style10">, </text:span><text:span text:style-name="style5">int </text:span><text:span text:style-name="style11">tam</text:span><text:span text:style-name="style10">, </text:span><text:span text:style-name="style5">int </text:span><text:span text:style-name="style11">order</text:span><text:span text:style-name="style10">);</text:span></text:h>
      <text:h text:style-name="Default">108<text:s text:c="2"/><text:span text:style-name="style3">/** </text:span><text:span text:style-name="style17">\brief </text:span><text:span text:style-name="style3">PERMITE MODIFICAR TODOS LOS CAMPOS QUE CONFORMAN A UN EMPLEADO</text:span></text:h>
      <text:h text:style-name="Default">109<text:s text:c="2"/><text:s text:c="1"/><text:span text:style-name="style3">*</text:span></text:h>
      <text:h text:style-name="Default">110<text:s text:c="2"/><text:s text:c="1"/><text:span text:style-name="style3">* </text:span><text:span text:style-name="style17">\param </text:span><text:span text:style-name="style3">employes employees*<text:s text:c="2"/>Recibe la posicion de memoria del vector de empleados a fin de asignar valores sobre el</text:span></text:h>
      <text:h text:style-name="Default">111<text:s text:c="2"/><text:s text:c="1"/><text:span text:style-name="style3">* </text:span><text:span text:style-name="style17">\param </text:span><text:span text:style-name="style3">tam int<text:s text:c="2"/>Recibe el tamaño del vector de empleados como dato necesario para recorrerlo en su totalidad</text:span></text:h>
      <text:h text:style-name="Default">112<text:s text:c="2"/><text:s text:c="1"/><text:span text:style-name="style3">* </text:span><text:span text:style-name="style17">\param </text:span><text:span text:style-name="style3">id int Recibe el ID del empleado para buscarlo.</text:span></text:h>
      <text:h text:style-name="Default">113<text:s text:c="2"/><text:s text:c="1"/><text:span text:style-name="style3">* </text:span><text:span text:style-name="style17">\return </text:span><text:span text:style-name="style3">int Retorna 1 si ejecuto la opcion correctamente , 0 si no entro al switch</text:span></text:h>
      <text:h text:style-name="Default">114<text:s text:c="2"/><text:s text:c="1"/><text:span text:style-name="style3">*</text:span></text:h>
      <text:h text:style-name="Default">115<text:s text:c="2"/><text:s text:c="1"/><text:span text:style-name="style3">*/</text:span></text:h>
      <text:h text:style-name="Default">116<text:s text:c="2"/><text:span text:style-name="style5">int </text:span><text:span text:style-name="style11">editEmployes</text:span><text:span text:style-name="style10">(</text:span><text:span text:style-name="style11">employees </text:span><text:span text:style-name="style10">*</text:span><text:span text:style-name="style11">employes</text:span><text:span text:style-name="style10">,</text:span><text:span text:style-name="style5">int </text:span><text:span text:style-name="style11">tam</text:span><text:span text:style-name="style10">,</text:span><text:span text:style-name="style5">int </text:span><text:span text:style-name="style11">id</text:span><text:span text:style-name="style10">);</text:span></text:h>
      <text:h text:style-name="Default">117<text:s text:c="2"/><text:span text:style-name="style3">/** </text:span><text:span text:style-name="style17">\brief </text:span><text:span text:style-name="style3">MUESTRA TITULOS QUE ACOMPAÑAN EL MOSTRAR EMPLEADOS.</text:span></text:h>
      <text:h text:style-name="Default">118<text:s text:c="2"/><text:s text:c="1"/><text:span text:style-name="style3">*</text:span></text:h>
      <text:h text:style-name="Default">119<text:s text:c="2"/><text:s text:c="1"/><text:span text:style-name="style3">* </text:span><text:span text:style-name="style17">\param </text:span><text:span text:style-name="style3">void No recibe parametros, solo imprime el mensaje.</text:span></text:h>
      <text:h text:style-name="Default">120<text:s text:c="2"/><text:s text:c="1"/><text:span text:style-name="style3">* </text:span><text:span text:style-name="style17">\return </text:span><text:span text:style-name="style3">void No retorna valor.</text:span></text:h>
      <text:h text:style-name="Default">121<text:s text:c="2"/><text:s text:c="1"/><text:span text:style-name="style3">*</text:span></text:h>
      <text:h text:style-name="Default">122<text:s text:c="2"/><text:s text:c="1"/><text:span text:style-name="style3">*/</text:span></text:h>
      <text:h text:style-name="Default">123<text:s text:c="2"/><text:span text:style-name="style5">void </text:span><text:span text:style-name="style11">MostrarCartel</text:span><text:span text:style-name="style10">(</text:span><text:span text:style-name="style5">void</text:span><text:span text:style-name="style10">);</text:span></text:h>
      <text:h text:style-name="Default">124<text:s text:c="2"/><text:span text:style-name="style3">/** </text:span><text:span text:style-name="style17">\brief </text:span><text:span text:style-name="style3">RECIBE UN VECTOR Y VALIDA SI CORRESPONDE A UNA CADENA.</text:span></text:h>
      <text:h text:style-name="Default">125<text:s text:c="2"/><text:s text:c="1"/><text:span text:style-name="style3">*</text:span></text:h>
      <text:h text:style-name="Default">126<text:s text:c="2"/><text:s text:c="1"/><text:span text:style-name="style3">* </text:span><text:span text:style-name="style17">\param </text:span><text:span text:style-name="style3">x[] char Recibe una cadena</text:span></text:h>
      <text:h text:style-name="Default">127<text:s text:c="2"/><text:s text:c="1"/><text:span text:style-name="style3">* </text:span><text:span text:style-name="style17">\param </text:span><text:span text:style-name="style3">lenstr int Recibe el largo esperado</text:span></text:h>
      <text:h text:style-name="Default">128<text:s text:c="2"/><text:s text:c="1"/><text:span text:style-name="style3">* </text:span><text:span text:style-name="style17">\return </text:span><text:span text:style-name="style3">int Retorna 1 si es correcto, 0 si hay algun error.</text:span></text:h>
      <text:h text:style-name="Default">129<text:s text:c="2"/><text:s text:c="1"/><text:span text:style-name="style3">*</text:span></text:h>
      <text:h text:style-name="Default">130<text:s text:c="2"/><text:s text:c="1"/><text:span text:style-name="style3">*/</text:span></text:h>
      <text:h text:style-name="Default">131<text:s text:c="2"/><text:span text:style-name="style5">int </text:span><text:span text:style-name="style11">validaCadenas</text:span><text:span text:style-name="style10">(</text:span><text:span text:style-name="style5">char </text:span><text:span text:style-name="style11">x</text:span><text:span text:style-name="style10">[],</text:span><text:span text:style-name="style5">int </text:span><text:span text:style-name="style11">lenstr</text:span><text:span text:style-name="style10">);</text:span></text:h>
      <text:h text:style-name="Default">132<text:s text:c="2"/><text:span text:style-name="style3">/** </text:span><text:span text:style-name="style17">\brief </text:span><text:span text:style-name="style3">RECIBE UN VECTOR Y VALIDA SI ES DEL LARGO ACEPTABLE</text:span></text:h>
      <text:h text:style-name="Default">133<text:s text:c="2"/><text:s text:c="1"/><text:span text:style-name="style3">*</text:span></text:h>
      <text:h text:style-name="Default">134<text:s text:c="2"/><text:s text:c="1"/><text:span text:style-name="style3">* </text:span><text:span text:style-name="style17">\param </text:span><text:span text:style-name="style3">auxLen[] char<text:s text:c="2"/>Recibe una cadena</text:span></text:h>
      <text:h text:style-name="Default">135<text:s text:c="2"/><text:s text:c="1"/><text:span text:style-name="style3">* </text:span><text:span text:style-name="style17">\param </text:span><text:span text:style-name="style3">lenstr int<text:s text:c="2"/>Recibe el largo esperado</text:span></text:h>
      <text:h text:style-name="Default">136<text:s text:c="2"/><text:s text:c="1"/><text:span text:style-name="style3">* </text:span><text:span text:style-name="style17">\return </text:span><text:span text:style-name="style3">int Retorna 1 si esta ok, 0 si falla.</text:span></text:h>
      <text:h text:style-name="Default">137<text:s text:c="2"/><text:s text:c="1"/><text:span text:style-name="style3">*</text:span></text:h>
      <text:h text:style-name="Default">138<text:s text:c="2"/><text:s text:c="1"/><text:span text:style-name="style3">*/</text:span></text:h>
      <text:h text:style-name="Default">139<text:s text:c="2"/><text:span text:style-name="style5">int </text:span><text:span text:style-name="style11">validadorLen</text:span><text:span text:style-name="style10">(</text:span><text:span text:style-name="style5">char </text:span><text:span text:style-name="style11">auxLen</text:span><text:span text:style-name="style10">[],</text:span><text:span text:style-name="style5">int </text:span><text:span text:style-name="style11">lenstr</text:span><text:span text:style-name="style10">);</text:span></text:h>
      <text:h text:style-name="Default">140<text:s text:c="2"/><text:span text:style-name="style3">/** </text:span><text:span text:style-name="style17">\brief </text:span><text:span text:style-name="style3">VALIDA SI ES UN NUMERO</text:span></text:h>
      <text:h text:style-name="Default">141<text:s text:c="2"/><text:s text:c="1"/><text:span text:style-name="style3">*</text:span></text:h>
      <text:h text:style-name="Default">142<text:s text:c="2"/><text:s text:c="1"/><text:span text:style-name="style3">* </text:span><text:span text:style-name="style17">\param </text:span><text:span text:style-name="style3">auxlen[] char Recibe un vector auxiliar de char contenedor del entero en formato string</text:span></text:h>
      <text:h text:style-name="Default">143<text:s text:c="2"/><text:s text:c="1"/><text:span text:style-name="style3">* </text:span><text:span text:style-name="style17">\param </text:span><text:span text:style-name="style3">lenstr int recibe el largo esperado</text:span></text:h>
      <text:h text:style-name="Default">144<text:s text:c="2"/><text:s text:c="1"/><text:span text:style-name="style3">* </text:span><text:span text:style-name="style17">\return </text:span><text:span text:style-name="style3">int Retorna 1 si esta ok, 0 si falla.</text:span></text:h>
      <text:h text:style-name="Default">145<text:s text:c="2"/><text:s text:c="1"/><text:span text:style-name="style3">*/</text:span></text:h>
      <text:h text:style-name="Default">146<text:s text:c="2"/><text:span text:style-name="style5">int </text:span><text:span text:style-name="style11">validadorInputInt</text:span><text:span text:style-name="style10">(</text:span><text:span text:style-name="style5">char </text:span><text:span text:style-name="style11">auxlen</text:span><text:span text:style-name="style10">[],</text:span><text:span text:style-name="style5">int </text:span><text:span text:style-name="style11">lenstr</text:span><text:span text:style-name="style10">);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10pt"/>
    </style:style>
    <style:style style:name="style0" style:family="text">
      <style:text-properties style:font-name="Courier New" fo:color="#000000" fo:background-color="#ffffff"/>
    </style:style>
    <style:style style:name="style11" style:family="text">
      <style:text-properties style:font-name="Courier New" fo:color="#000000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a0a0a0"/>
    </style:style>
    <style:style style:name="style23" style:family="text">
      <style:text-properties style:font-name="Courier New" fo:color="#a0a0a0"/>
    </style:style>
    <style:style style:name="style65" style:family="text">
      <style:text-properties style:font-name="Courier New" fo:color="#a0a0a0"/>
    </style:style>
    <style:style style:name="style87" style:family="text">
      <style:text-properties style:font-name="Courier New" fo:color="#a0a0a0"/>
    </style:style>
    <style:style style:name="style2" style:family="text">
      <style:text-properties style:font-name="Courier New" fo:color="#bebee6"/>
    </style:style>
    <style:style style:name="style66" style:family="text">
      <style:text-properties style:font-name="Courier New" fo:color="#bebee6"/>
    </style:style>
    <style:style style:name="style3" style:family="text">
      <style:text-properties style:font-name="Courier New" fo:color="#8080ff" fo:font-weight="bold"/>
    </style:style>
    <style:style style:name="style24" style:family="text">
      <style:text-properties style:font-name="Courier New" fo:color="#8080ff" fo:font-weight="bold"/>
    </style:style>
    <style:style style:name="style67" style:family="text">
      <style:text-properties style:font-name="Courier New" fo:color="#8080ff" fo:font-weight="bold"/>
    </style:style>
    <style:style style:name="style88" style:family="text">
      <style:text-properties style:font-name="Courier New" fo:color="#8080ff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8080ff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008080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800000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20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